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2.956cm" fo:min-width="2.617cm" draw:shadow-opacity="0%"/>
    </style:style>
    <style:style style:name="gr3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445cm" fo:min-width="0.434cm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366cm" fo:min-width="0.447cm"/>
    </style:style>
    <style:style style:name="gr11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cm" svg:stroke-color="#000000" draw:marker-start-width="0.35cm" draw:marker-end="Arrow" draw:marker-end-width="0.30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127622" draw:fill-color="#00a933" draw:textarea-horizontal-align="justify" draw:textarea-vertical-align="middle" draw:auto-grow-height="false" fo:min-height="0.553cm" fo:min-width="0.81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53cm" fo:min-width="0.811cm"/>
      <style:paragraph-properties style:writing-mode="lr-tb"/>
    </style:style>
    <style:style style:name="gr15" style:family="graphic" style:parent-style-name="standard">
      <style:graphic-properties svg:stroke-color="#127622" draw:fill-color="#00a933" draw:textarea-horizontal-align="justify" draw:textarea-vertical-align="middle" draw:auto-grow-height="false" fo:min-height="0.553cm" fo:min-width="1.085cm"/>
      <style:paragraph-properties style:writing-mode="lr-tb"/>
    </style:style>
    <style:style style:name="gr16" style:family="graphic" style:parent-style-name="standard">
      <style:graphic-properties svg:stroke-color="#127622" draw:fill-color="#00a933" draw:textarea-horizontal-align="justify" draw:textarea-vertical-align="middle" draw:auto-grow-height="false" fo:min-height="0.553cm" fo:min-width="1.0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53cm" fo:min-width="1.01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53cm" fo:min-width="0.918cm"/>
      <style:paragraph-properties style:writing-mode="lr-tb"/>
    </style:style>
    <style:style style:name="gr19" style:family="graphic" style:parent-style-name="standard">
      <style:graphic-properties svg:stroke-color="#127622" draw:fill-color="#00a933" draw:textarea-horizontal-align="justify" draw:textarea-vertical-align="middle" draw:auto-grow-height="false" fo:min-height="0.553cm" fo:min-width="1.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36pt" style:font-size-asian="18pt" style:font-size-complex="18pt"/>
    </style:style>
    <style:style style:name="P8" style:family="paragraph">
      <loext:graphic-properties draw:fill-color="#00a933"/>
      <style:paragraph-properties fo:text-align="center" style:writing-mode="lr-tb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7cm" svg:y1="9.241cm" svg:x2="3.771cm" svg:y2="8.745cm">
          <text:p/>
        </draw:line>
        <draw:line draw:style-name="gr1" draw:text-style-name="P1" draw:layer="layout" svg:x1="4.239cm" svg:y1="9.755cm" svg:x2="3.767cm" svg:y2="8.746cm">
          <text:p/>
        </draw:line>
        <draw:line draw:style-name="gr1" draw:text-style-name="P1" draw:layer="layout" svg:x1="5.163cm" svg:y1="9.812cm" svg:x2="5.635cm" svg:y2="8.803cm">
          <text:p/>
        </draw:line>
        <draw:line draw:style-name="gr1" draw:text-style-name="P1" draw:layer="layout" svg:x1="4.216cm" svg:y1="9.779cm" svg:x2="4.688cm" svg:y2="8.77cm">
          <text:p/>
        </draw:line>
        <draw:line draw:style-name="gr1" draw:text-style-name="P1" draw:layer="layout" svg:x1="5.183cm" svg:y1="9.806cm" svg:x2="4.711cm" svg:y2="8.797cm">
          <text:p/>
        </draw:line>
        <draw:line draw:style-name="gr1" draw:text-style-name="P1" draw:layer="layout" svg:x1="6.118cm" svg:y1="9.807cm" svg:x2="5.646cm" svg:y2="8.798cm">
          <text:p/>
        </draw:line>
        <draw:line draw:style-name="gr1" draw:text-style-name="P1" draw:layer="layout" svg:x1="6.11cm" svg:y1="9.757cm" svg:x2="6.334cm" svg:y2="9.261cm">
          <text:p/>
        </draw:line>
        <draw:g xml:id="id5" draw:id="id5">
          <draw:line draw:style-name="gr1" draw:text-style-name="P1" draw:layer="layout" svg:x1="8.454cm" svg:y1="9.966cm" svg:x2="8.454cm" svg:y2="8.569cm">
            <text:p/>
          </draw:line>
          <draw:line draw:style-name="gr1" draw:text-style-name="P1" draw:layer="layout" svg:x1="8.454cm" svg:y1="9.966cm" svg:x2="8.454cm" svg:y2="8.569cm">
            <text:p/>
          </draw:line>
          <draw:line draw:style-name="gr1" draw:text-style-name="P1" draw:layer="layout" svg:x1="9.28cm" svg:y1="9.966cm" svg:x2="9.28cm" svg:y2="8.569cm">
            <text:p/>
          </draw:line>
          <draw:line draw:style-name="gr1" draw:text-style-name="P1" draw:layer="layout" svg:x1="10.398cm" svg:y1="9.278cm" svg:x2="9.277cm" svg:y2="9.267cm">
            <text:p/>
          </draw:line>
          <draw:line draw:style-name="gr1" draw:text-style-name="P1" draw:layer="layout" svg:x1="8.471cm" svg:y1="9.278cm" svg:x2="7.35cm" svg:y2="9.267cm">
            <text:p/>
          </draw:line>
        </draw:g>
        <draw:g xml:id="id7" draw:id="id7">
          <draw:line draw:style-name="gr1" draw:text-style-name="P1" draw:layer="layout" svg:x1="11.174cm" svg:y1="14.785cm" svg:x2="10.669cm" svg:y2="14.559cm">
            <text:p/>
          </draw:line>
          <draw:line draw:style-name="gr1" draw:text-style-name="P1" draw:layer="layout" svg:x1="11.66cm" svg:y1="14.069cm" svg:x2="10.67cm" svg:y2="14.563cm">
            <text:p/>
          </draw:line>
          <draw:line draw:style-name="gr1" draw:text-style-name="P1" draw:layer="layout" svg:x1="11.68cm" svg:y1="13.119cm" svg:x2="10.653cm" svg:y2="12.643cm">
            <text:p/>
          </draw:line>
          <draw:line draw:style-name="gr1" draw:text-style-name="P1" draw:layer="layout" svg:x1="11.684cm" svg:y1="14.093cm" svg:x2="10.657cm" svg:y2="13.617cm">
            <text:p/>
          </draw:line>
          <draw:line draw:style-name="gr1" draw:text-style-name="P1" draw:layer="layout" svg:x1="11.673cm" svg:y1="13.099cm" svg:x2="10.683cm" svg:y2="13.593cm">
            <text:p/>
          </draw:line>
          <draw:line draw:style-name="gr1" draw:text-style-name="P1" draw:layer="layout" svg:x1="11.637cm" svg:y1="12.137cm" svg:x2="10.647cm" svg:y2="12.631cm">
            <text:p/>
          </draw:line>
          <draw:line draw:style-name="gr1" draw:text-style-name="P1" draw:layer="layout" svg:x1="11.588cm" svg:y1="12.146cm" svg:x2="11.083cm" svg:y2="11.92cm">
            <text:p/>
          </draw:line>
        </draw:g>
        <draw:g xml:id="id4" draw:id="id4">
          <draw:line draw:style-name="gr1" draw:text-style-name="P1" draw:layer="layout" svg:x1="13.006cm" svg:y1="13.079cm" svg:x2="14.362cm" svg:y2="13.079cm">
            <text:p/>
          </draw:line>
          <draw:line draw:style-name="gr1" draw:text-style-name="P1" draw:layer="layout" svg:x1="13.006cm" svg:y1="13.079cm" svg:x2="14.362cm" svg:y2="13.079cm">
            <text:p/>
          </draw:line>
          <draw:line draw:style-name="gr1" draw:text-style-name="P1" draw:layer="layout" svg:x1="13.006cm" svg:y1="13.829cm" svg:x2="14.362cm" svg:y2="13.829cm">
            <text:p/>
          </draw:line>
          <draw:line draw:style-name="gr1" draw:text-style-name="P1" draw:layer="layout" svg:x1="13.675cm" svg:y1="14.842cm" svg:x2="13.686cm" svg:y2="13.823cm">
            <text:p/>
          </draw:line>
          <draw:line draw:style-name="gr1" draw:text-style-name="P1" draw:layer="layout" svg:x1="13.675cm" svg:y1="13.094cm" svg:x2="13.686cm" svg:y2="12.075cm">
            <text:p/>
          </draw:line>
        </draw:g>
        <draw:g xml:id="id3" draw:id="id3">
          <draw:custom-shape draw:style-name="gr2" draw:text-style-name="P2" draw:layer="layout" svg:width="3.117cm" svg:height="3.206cm" svg:x="12.176cm" svg:y="7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1" draw:layer="layout" svg:x1="12.955cm" svg:y1="8.498cm" svg:x2="12.955cm" svg:y2="10.057cm">
                <text:p/>
              </draw:line>
              <draw:line draw:style-name="gr3" draw:text-style-name="P1" draw:layer="layout" svg:x1="13.756cm" svg:y1="8.477cm" svg:x2="12.955cm" svg:y2="8.888cm">
                <text:p/>
              </draw:line>
              <draw:line draw:style-name="gr4" draw:text-style-name="P1" draw:layer="layout" svg:x1="13.756cm" svg:y1="10.069cm" svg:x2="12.955cm" svg:y2="9.658cm">
                <text:p/>
              </draw:line>
              <draw:line draw:style-name="gr3" draw:text-style-name="P1" draw:layer="layout" svg:x1="13.734cm" svg:y1="7.697cm" svg:x2="13.734cm" svg:y2="8.477cm">
                <text:p/>
              </draw:line>
              <draw:line draw:style-name="gr3" draw:text-style-name="P1" draw:layer="layout" svg:x1="13.734cm" svg:y1="10.06cm" svg:x2="13.734cm" svg:y2="10.84cm">
                <text:p/>
              </draw:line>
              <draw:line draw:style-name="gr3" draw:text-style-name="P1" draw:layer="layout" svg:x1="12.176cm" svg:y1="9.296cm" svg:x2="12.933cm" svg:y2="9.296cm">
                <text:p/>
              </draw:line>
            </draw:g>
          </draw:g>
        </draw:g>
        <draw:g xml:id="id8" draw:id="id8">
          <draw:line draw:style-name="gr1" draw:text-style-name="P1" draw:layer="layout" svg:x1="15.675cm" svg:y1="14.786cm" svg:x2="15.17cm" svg:y2="14.56cm">
            <text:p/>
          </draw:line>
          <draw:line draw:style-name="gr1" draw:text-style-name="P1" draw:layer="layout" svg:x1="16.161cm" svg:y1="14.07cm" svg:x2="15.171cm" svg:y2="14.564cm">
            <text:p/>
          </draw:line>
          <draw:line draw:style-name="gr1" draw:text-style-name="P1" draw:layer="layout" svg:x1="16.181cm" svg:y1="13.12cm" svg:x2="15.154cm" svg:y2="12.644cm">
            <text:p/>
          </draw:line>
          <draw:line draw:style-name="gr1" draw:text-style-name="P1" draw:layer="layout" svg:x1="16.185cm" svg:y1="14.094cm" svg:x2="15.158cm" svg:y2="13.618cm">
            <text:p/>
          </draw:line>
          <draw:line draw:style-name="gr1" draw:text-style-name="P1" draw:layer="layout" svg:x1="16.174cm" svg:y1="13.1cm" svg:x2="15.184cm" svg:y2="13.594cm">
            <text:p/>
          </draw:line>
          <draw:line draw:style-name="gr1" draw:text-style-name="P1" draw:layer="layout" svg:x1="16.138cm" svg:y1="12.138cm" svg:x2="15.148cm" svg:y2="12.632cm">
            <text:p/>
          </draw:line>
          <draw:line draw:style-name="gr1" draw:text-style-name="P1" draw:layer="layout" svg:x1="16.089cm" svg:y1="12.147cm" svg:x2="15.584cm" svg:y2="11.921cm">
            <text:p/>
          </draw:line>
        </draw:g>
        <draw:g xml:id="id12" draw:id="id12">
          <draw:line draw:style-name="gr1" draw:text-style-name="P1" draw:layer="layout" svg:x1="16.175cm" svg:y1="6.786cm" svg:x2="15.67cm" svg:y2="6.56cm">
            <text:p/>
          </draw:line>
          <draw:line draw:style-name="gr1" draw:text-style-name="P1" draw:layer="layout" svg:x1="16.661cm" svg:y1="6.07cm" svg:x2="15.671cm" svg:y2="6.564cm">
            <text:p/>
          </draw:line>
          <draw:line draw:style-name="gr1" draw:text-style-name="P1" draw:layer="layout" svg:x1="16.681cm" svg:y1="5.12cm" svg:x2="15.654cm" svg:y2="4.644cm">
            <text:p/>
          </draw:line>
          <draw:line draw:style-name="gr1" draw:text-style-name="P1" draw:layer="layout" svg:x1="16.685cm" svg:y1="6.094cm" svg:x2="15.658cm" svg:y2="5.618cm">
            <text:p/>
          </draw:line>
          <draw:line draw:style-name="gr1" draw:text-style-name="P1" draw:layer="layout" svg:x1="16.674cm" svg:y1="5.1cm" svg:x2="15.684cm" svg:y2="5.594cm">
            <text:p/>
          </draw:line>
          <draw:line draw:style-name="gr1" draw:text-style-name="P1" draw:layer="layout" svg:x1="16.638cm" svg:y1="4.138cm" svg:x2="15.648cm" svg:y2="4.632cm">
            <text:p/>
          </draw:line>
          <draw:line draw:style-name="gr1" draw:text-style-name="P1" draw:layer="layout" svg:x1="16.589cm" svg:y1="4.147cm" svg:x2="16.084cm" svg:y2="3.921cm">
            <text:p/>
          </draw:line>
        </draw:g>
        <draw:g xml:id="id9" draw:id="id9">
          <draw:custom-shape draw:style-name="gr2" draw:text-style-name="P2" draw:layer="layout" svg:width="3.117cm" svg:height="3.206cm" svg:x="17.651cm" svg:y="6.0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1" draw:layer="layout" svg:x1="18.43cm" svg:y1="6.911cm" svg:x2="18.43cm" svg:y2="8.47cm">
                <text:p/>
              </draw:line>
              <draw:line draw:style-name="gr3" draw:text-style-name="P1" draw:layer="layout" svg:x1="19.231cm" svg:y1="6.89cm" svg:x2="18.43cm" svg:y2="7.301cm">
                <text:p/>
              </draw:line>
              <draw:line draw:style-name="gr4" draw:text-style-name="P1" draw:layer="layout" svg:x1="19.231cm" svg:y1="8.482cm" svg:x2="18.43cm" svg:y2="8.071cm">
                <text:p/>
              </draw:line>
              <draw:line draw:style-name="gr3" draw:text-style-name="P1" draw:layer="layout" svg:x1="19.209cm" svg:y1="6.11cm" svg:x2="19.209cm" svg:y2="6.89cm">
                <text:p/>
              </draw:line>
              <draw:line draw:style-name="gr3" draw:text-style-name="P1" draw:layer="layout" svg:x1="19.209cm" svg:y1="8.473cm" svg:x2="19.209cm" svg:y2="9.253cm">
                <text:p/>
              </draw:line>
              <draw:line draw:style-name="gr3" draw:text-style-name="P1" draw:layer="layout" svg:x1="17.651cm" svg:y1="7.709cm" svg:x2="18.408cm" svg:y2="7.709cm">
                <text:p/>
              </draw:line>
            </draw:g>
          </draw:g>
        </draw:g>
        <draw:custom-shape draw:style-name="gr5" draw:text-style-name="P3" draw:layer="layout" svg:width="0.934cm" svg:height="0.695cm" svg:x="18.481cm" svg:y="6.89cm">
          <text:p/>
          <draw:enhanced-geometry svg:viewBox="0 0 21600 21600" draw:type="rectangle" draw:enhanced-path="M 0 0 L 21600 0 21600 21600 0 21600 0 0 Z N"/>
        </draw:custom-shape>
        <draw:g xml:id="id10" draw:id="id10">
          <draw:line draw:style-name="gr1" draw:text-style-name="P1" draw:layer="layout" svg:x1="22.706cm" svg:y1="8.979cm" svg:x2="24.062cm" svg:y2="8.979cm">
            <text:p/>
          </draw:line>
          <draw:line draw:style-name="gr1" draw:text-style-name="P1" draw:layer="layout" svg:x1="22.706cm" svg:y1="8.979cm" svg:x2="24.062cm" svg:y2="8.979cm">
            <text:p/>
          </draw:line>
          <draw:line draw:style-name="gr1" draw:text-style-name="P1" draw:layer="layout" svg:x1="22.706cm" svg:y1="9.729cm" svg:x2="24.062cm" svg:y2="9.729cm">
            <text:p/>
          </draw:line>
          <draw:line draw:style-name="gr1" draw:text-style-name="P1" draw:layer="layout" svg:x1="23.375cm" svg:y1="10.742cm" svg:x2="23.386cm" svg:y2="9.723cm">
            <text:p/>
          </draw:line>
          <draw:line draw:style-name="gr1" draw:text-style-name="P1" draw:layer="layout" svg:x1="23.375cm" svg:y1="8.994cm" svg:x2="23.386cm" svg:y2="7.975cm">
            <text:p/>
          </draw:line>
        </draw:g>
        <draw:g xml:id="id11" draw:id="id11">
          <draw:line draw:style-name="gr1" draw:text-style-name="P1" draw:layer="layout" svg:x1="23.376cm" svg:y1="14.787cm" svg:x2="22.871cm" svg:y2="14.561cm">
            <text:p/>
          </draw:line>
          <draw:line draw:style-name="gr1" draw:text-style-name="P1" draw:layer="layout" svg:x1="23.862cm" svg:y1="14.071cm" svg:x2="22.872cm" svg:y2="14.565cm">
            <text:p/>
          </draw:line>
          <draw:line draw:style-name="gr1" draw:text-style-name="P1" draw:layer="layout" svg:x1="23.882cm" svg:y1="13.121cm" svg:x2="22.855cm" svg:y2="12.645cm">
            <text:p/>
          </draw:line>
          <draw:line draw:style-name="gr1" draw:text-style-name="P1" draw:layer="layout" svg:x1="23.886cm" svg:y1="14.095cm" svg:x2="22.859cm" svg:y2="13.619cm">
            <text:p/>
          </draw:line>
          <draw:line draw:style-name="gr1" draw:text-style-name="P1" draw:layer="layout" svg:x1="23.875cm" svg:y1="13.101cm" svg:x2="22.885cm" svg:y2="13.595cm">
            <text:p/>
          </draw:line>
          <draw:line draw:style-name="gr1" draw:text-style-name="P1" draw:layer="layout" svg:x1="23.839cm" svg:y1="12.139cm" svg:x2="22.849cm" svg:y2="12.633cm">
            <text:p/>
          </draw:line>
          <draw:line draw:style-name="gr1" draw:text-style-name="P1" draw:layer="layout" svg:x1="23.79cm" svg:y1="12.148cm" svg:x2="23.285cm" svg:y2="11.922cm">
            <text:p/>
          </draw:line>
        </draw:g>
        <draw:custom-shape draw:style-name="gr6" draw:text-style-name="P4" xml:id="id18" draw:id="id18" draw:layer="layout" svg:width="1.842cm" svg:height="1.843cm" svg:x="24.958cm" svg:y="6.232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049cm" svg:y1="6.043cm" svg:x2="20.273cm" svg:y2="5.547cm">
          <text:p/>
        </draw:line>
        <draw:line draw:style-name="gr1" draw:text-style-name="P1" draw:layer="layout" svg:x1="20.741cm" svg:y1="6.557cm" svg:x2="20.269cm" svg:y2="5.548cm">
          <text:p/>
        </draw:line>
        <draw:line draw:style-name="gr1" draw:text-style-name="P1" draw:layer="layout" svg:x1="21.665cm" svg:y1="6.614cm" svg:x2="22.137cm" svg:y2="5.605cm">
          <text:p/>
        </draw:line>
        <draw:line draw:style-name="gr1" draw:text-style-name="P1" draw:layer="layout" svg:x1="20.718cm" svg:y1="6.581cm" svg:x2="21.19cm" svg:y2="5.572cm">
          <text:p/>
        </draw:line>
        <draw:line draw:style-name="gr1" draw:text-style-name="P1" draw:layer="layout" svg:x1="21.685cm" svg:y1="6.608cm" svg:x2="21.213cm" svg:y2="5.599cm">
          <text:p/>
        </draw:line>
        <draw:line draw:style-name="gr1" draw:text-style-name="P1" draw:layer="layout" svg:x1="22.62cm" svg:y1="6.609cm" svg:x2="22.148cm" svg:y2="5.6cm">
          <text:p/>
        </draw:line>
        <draw:line draw:style-name="gr1" draw:text-style-name="P1" draw:layer="layout" svg:x1="22.612cm" svg:y1="6.559cm" svg:x2="22.836cm" svg:y2="6.063cm">
          <text:p/>
        </draw:line>
        <draw:line draw:style-name="gr7" draw:text-style-name="P5" xml:id="id1" draw:id="id1" draw:layer="layout" svg:x1="3.54cm" svg:y1="9.255cm" svg:x2="3.032cm" svg:y2="9.255cm">
          <text:p/>
        </draw:line>
        <draw:connector draw:style-name="gr8" draw:text-style-name="P6" draw:layer="layout" draw:line-skew="1.151cm" svg:x1="3.032cm" svg:y1="9.255cm" svg:x2="3.064cm" svg:y2="10.763cm" draw:start-shape="id1" draw:start-glue-point="3" draw:end-shape="id2" draw:end-glue-point="4" svg:d="M3032 9255v1917h32v-409" svg:viewBox="0 0 33 1918">
          <text:p/>
        </draw:connector>
        <draw:custom-shape draw:style-name="gr6" draw:text-style-name="P7" xml:id="id2" draw:id="id2" draw:layer="layout" svg:width="1.842cm" svg:height="1.843cm" svg:x="2.143cm" svg:y="10.763cm">
          <text:p text:style-name="P7"><text:span text:style-name="T1">~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334cm" svg:y1="9.282cm" svg:x2="7.731cm" svg:y2="9.282cm">
          <text:p/>
        </draw:line>
        <draw:connector draw:style-name="gr8" draw:text-style-name="P6" draw:layer="layout" draw:line-skew="1.607cm" svg:x1="13.734cm" svg:y1="10.859cm" svg:x2="13.684cm" svg:y2="12.075cm" draw:start-shape="id3" draw:start-glue-point="2" draw:end-shape="id4" draw:end-glue-point="0" svg:d="M13734 10859v2206h-50v-990" svg:viewBox="0 0 51 2207">
          <text:p/>
        </draw:connector>
        <draw:connector draw:style-name="gr8" draw:text-style-name="P6" draw:layer="layout" draw:line-skew="-0.889cm" svg:x1="10.398cm" svg:y1="9.267cm" svg:x2="12.176cm" svg:y2="9.256cm" draw:start-shape="id5" draw:start-glue-point="1" draw:end-shape="id3" draw:end-glue-point="3" svg:d="M10398 9267v-11h1778" svg:viewBox="0 0 1779 12">
          <text:p/>
        </draw:connector>
        <draw:line draw:style-name="gr7" draw:text-style-name="P5" draw:layer="layout" svg:x1="11.16cm" svg:y1="11.922cm" svg:x2="11.16cm" svg:y2="9.255cm">
          <text:p/>
        </draw:line>
        <draw:custom-shape draw:style-name="gr9" draw:text-style-name="P6" draw:layer="layout" svg:width="0.348cm" svg:height="0.35cm" svg:x="2.796cm" svg:y="9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48cm" svg:height="0.35cm" svg:x="7.097cm" svg:y="9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6" draw:id="id16" draw:layer="layout" svg:width="0.348cm" svg:height="0.35cm" svg:x="13.597cm" svg:y="10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2.413cm" svg:x1="3.064cm" svg:y1="12.606cm" svg:x2="14.942cm" svg:y2="17.129cm" draw:start-shape="id2" draw:start-glue-point="8" draw:end-shape="id6" draw:end-glue-point="0" svg:d="M3064 12606v4650h11878v-127" svg:viewBox="0 0 11879 4651">
          <text:p/>
        </draw:connector>
        <draw:connector draw:style-name="gr8" draw:text-style-name="P6" draw:layer="layout" draw:line-skew="1.299cm" svg:x1="11.165cm" svg:y1="14.785cm" svg:x2="14.942cm" svg:y2="17.129cm" draw:start-shape="id7" draw:start-glue-point="2" draw:end-shape="id6" draw:end-glue-point="0" svg:d="M11165 14785v2471h3777v-127" svg:viewBox="0 0 3778 2472">
          <text:p/>
        </draw:connector>
        <draw:connector draw:style-name="gr8" draw:text-style-name="P6" draw:layer="layout" draw:line-skew="1.27cm" svg:x1="13.684cm" svg:y1="14.842cm" svg:x2="14.942cm" svg:y2="17.129cm" draw:start-shape="id4" draw:start-glue-point="2" draw:end-shape="id6" draw:end-glue-point="0" svg:d="M13684 14842v2414h1258v-127" svg:viewBox="0 0 1259 2415">
          <text:p/>
        </draw:connector>
        <draw:connector draw:style-name="gr8" draw:text-style-name="P6" draw:layer="layout" draw:line-skew="1.298cm" svg:x1="15.666cm" svg:y1="14.786cm" svg:x2="14.942cm" svg:y2="17.129cm" draw:start-shape="id8" draw:start-glue-point="2" draw:end-shape="id6" draw:end-glue-point="0" svg:d="M15666 14786v2470h-724v-127" svg:viewBox="0 0 725 2471">
          <text:p/>
        </draw:connector>
        <draw:connector draw:style-name="gr8" draw:text-style-name="P6" draw:layer="layout" draw:line-skew="4.064cm" svg:x1="19.209cm" svg:y1="9.272cm" svg:x2="14.942cm" svg:y2="17.129cm" draw:start-shape="id9" draw:start-glue-point="2" draw:end-shape="id6" draw:end-glue-point="0" svg:d="M19209 9272v7984h-4267v-127" svg:viewBox="0 0 4268 7985">
          <text:p/>
        </draw:connector>
        <draw:connector draw:style-name="gr7" draw:text-style-name="P5" draw:layer="layout" draw:type="line" svg:x1="23.384cm" svg:y1="10.742cm" svg:x2="23.367cm" svg:y2="11.922cm" draw:start-shape="id10" draw:start-glue-point="2" draw:end-shape="id11" draw:end-glue-point="0" svg:d="M23384 10742l-17 1180" svg:viewBox="0 0 18 1181">
          <text:p/>
        </draw:connector>
        <draw:connector draw:style-name="gr7" draw:text-style-name="P5" draw:layer="layout" draw:type="line" svg:x1="16.166cm" svg:y1="6.786cm" svg:x2="16.172cm" svg:y2="7.52cm" draw:start-shape="id12" draw:start-glue-point="2" draw:end-shape="id13" draw:end-glue-point="4" svg:d="M16166 6786l6 734" svg:viewBox="0 0 7 735">
          <text:p/>
        </draw:connector>
        <draw:line draw:style-name="gr7" draw:text-style-name="P5" draw:layer="layout" svg:x1="13.827cm" svg:y1="7.731cm" svg:x2="18.145cm" svg:y2="7.731cm">
          <text:p/>
        </draw:line>
        <draw:custom-shape draw:style-name="gr9" draw:text-style-name="P6" xml:id="id13" draw:id="id13" draw:layer="layout" svg:width="0.348cm" svg:height="0.35cm" svg:x="15.998cm" svg:y="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6.14cm" svg:y1="3.313cm" svg:x2="16.14cm" svg:y2="3.948cm">
          <text:p/>
        </draw:line>
        <draw:g xml:id="id6" draw:id="id6">
          <draw:line draw:style-name="gr1" draw:text-style-name="P1" draw:layer="layout" svg:x1="16.945cm" svg:y1="18.386cm" svg:x2="12.938cm" svg:y2="18.411cm">
            <text:p/>
          </draw:line>
          <draw:line draw:style-name="gr1" draw:text-style-name="P1" draw:layer="layout" svg:x1="16.947cm" svg:y1="18.372cm" svg:x2="12.94cm" svg:y2="18.397cm">
            <text:p/>
          </draw:line>
          <draw:line draw:style-name="gr1" draw:text-style-name="P1" draw:layer="layout" svg:x1="14.032cm" svg:y1="18.94cm" svg:x2="16.023cm" svg:y2="18.94cm">
            <text:p/>
          </draw:line>
          <draw:line draw:style-name="gr1" draw:text-style-name="P1" draw:layer="layout" svg:x1="14.57cm" svg:y1="19.414cm" svg:x2="15.527cm" svg:y2="19.414cm">
            <text:p/>
          </draw:line>
          <draw:line draw:style-name="gr1" draw:text-style-name="P1" draw:layer="layout" svg:x1="14.994cm" svg:y1="18.352cm" svg:x2="15.01cm" svg:y2="17.129cm">
            <text:p/>
          </draw:line>
        </draw:g>
        <draw:g xml:id="id14" draw:id="id14">
          <draw:line draw:style-name="gr1" draw:text-style-name="P1" draw:layer="layout" svg:x1="11.177cm" svg:y1="6.788cm" svg:x2="10.672cm" svg:y2="6.562cm">
            <text:p/>
          </draw:line>
          <draw:line draw:style-name="gr1" draw:text-style-name="P1" draw:layer="layout" svg:x1="11.663cm" svg:y1="6.072cm" svg:x2="10.673cm" svg:y2="6.566cm">
            <text:p/>
          </draw:line>
          <draw:line draw:style-name="gr1" draw:text-style-name="P1" draw:layer="layout" svg:x1="11.683cm" svg:y1="5.122cm" svg:x2="10.656cm" svg:y2="4.646cm">
            <text:p/>
          </draw:line>
          <draw:line draw:style-name="gr1" draw:text-style-name="P1" draw:layer="layout" svg:x1="11.687cm" svg:y1="6.096cm" svg:x2="10.66cm" svg:y2="5.62cm">
            <text:p/>
          </draw:line>
          <draw:line draw:style-name="gr1" draw:text-style-name="P1" draw:layer="layout" svg:x1="11.676cm" svg:y1="5.102cm" svg:x2="10.686cm" svg:y2="5.596cm">
            <text:p/>
          </draw:line>
          <draw:line draw:style-name="gr1" draw:text-style-name="P1" draw:layer="layout" svg:x1="11.64cm" svg:y1="4.14cm" svg:x2="10.65cm" svg:y2="4.634cm">
            <text:p/>
          </draw:line>
          <draw:line draw:style-name="gr1" draw:text-style-name="P1" draw:layer="layout" svg:x1="11.591cm" svg:y1="4.149cm" svg:x2="11.086cm" svg:y2="3.923cm">
            <text:p/>
          </draw:line>
        </draw:g>
        <draw:line draw:style-name="gr7" draw:text-style-name="P5" draw:layer="layout" svg:x1="11.16cm" svg:y1="6.842cm" svg:x2="11.16cm" svg:y2="9.382cm">
          <text:p/>
        </draw:line>
        <draw:connector draw:style-name="gr8" draw:text-style-name="P6" draw:layer="layout" draw:line-skew="0cm 2.245cm" svg:x1="11.168cm" svg:y1="3.923cm" svg:x2="15.999cm" svg:y2="3.396cm" draw:start-shape="id14" draw:start-glue-point="0" draw:end-shape="id15" draw:end-glue-point="6" svg:d="M11168 3923v-550h4945v23h-114" svg:viewBox="0 0 4946 551">
          <text:p/>
        </draw:connector>
        <draw:connector draw:style-name="gr8" draw:text-style-name="P6" draw:layer="layout" svg:x1="13.894cm" svg:y1="11.018cm" svg:x2="15.666cm" svg:y2="11.921cm" draw:start-shape="id16" draw:start-glue-point="9" draw:end-shape="id8" draw:end-glue-point="0" svg:d="M13894 11018h1772v903" svg:viewBox="0 0 1773 904">
          <text:p/>
        </draw:connector>
        <draw:line draw:style-name="gr7" draw:text-style-name="P5" draw:layer="layout" svg:x1="22.844cm" svg:y1="6.08cm" svg:x2="23.479cm" svg:y2="6.08cm">
          <text:p/>
        </draw:line>
        <draw:line draw:style-name="gr7" draw:text-style-name="P5" draw:layer="layout" svg:x1="19.161cm" svg:y1="6.08cm" svg:x2="20.05cm" svg:y2="6.08cm">
          <text:p/>
        </draw:line>
        <draw:custom-shape draw:style-name="gr9" draw:text-style-name="P6" xml:id="id17" draw:id="id17" draw:layer="layout" svg:width="0.348cm" svg:height="0.35cm" svg:x="19.5cm" svg:y="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0.885cm" svg:x1="19.674cm" svg:y1="6.272cm" svg:x2="23.384cm" svg:y2="7.975cm" draw:start-shape="id17" draw:start-glue-point="8" draw:end-shape="id10" draw:end-glue-point="0" svg:d="M19674 6272v1713h3710v-10" svg:viewBox="0 0 3711 1714">
          <text:p/>
        </draw:connector>
        <draw:connector draw:style-name="gr8" draw:text-style-name="P6" draw:layer="layout" svg:x1="16.347cm" svg:y1="3.396cm" svg:x2="25.879cm" svg:y2="6.232cm" draw:start-shape="id15" draw:start-glue-point="10" draw:end-shape="id18" draw:end-glue-point="4" svg:d="M16347 3396h9532v2836" svg:viewBox="0 0 9533 2837">
          <text:p/>
        </draw:connector>
        <draw:custom-shape draw:style-name="gr9" draw:text-style-name="P6" xml:id="id15" draw:id="id15" draw:layer="layout" svg:width="0.348cm" svg:height="0.35cm" svg:x="15.999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379cm" svg:y1="6.08cm" svg:x2="23.379cm" svg:y2="3.413cm">
          <text:p/>
        </draw:line>
        <draw:custom-shape draw:style-name="gr9" draw:text-style-name="P6" draw:layer="layout" svg:width="0.348cm" svg:height="0.35cm" svg:x="23.199cm" svg:y="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1.298cm" svg:x1="23.367cm" svg:y1="14.787cm" svg:x2="14.942cm" svg:y2="17.129cm" draw:start-shape="id11" draw:start-glue-point="2" draw:end-shape="id6" draw:end-glue-point="0" svg:d="M23367 14787v2469h-8425v-127" svg:viewBox="0 0 8426 2470">
          <text:p/>
        </draw:connector>
        <draw:connector draw:style-name="gr8" draw:text-style-name="P6" draw:layer="layout" draw:line-skew="4.678cm" svg:x1="25.879cm" svg:y1="8.075cm" svg:x2="14.942cm" svg:y2="17.129cm" draw:start-shape="id18" draw:start-glue-point="8" draw:end-shape="id6" draw:end-glue-point="0" svg:d="M25879 8075v9181h-10937v-127" svg:viewBox="0 0 10938 9182">
          <text:p/>
        </draw:connector>
        <draw:custom-shape draw:style-name="gr9" draw:text-style-name="P6" draw:layer="layout" svg:width="0.348cm" svg:height="0.35cm" svg:x="23.2cm" svg:y="11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48cm" svg:height="0.35cm" svg:x="14.801cm" svg:y="17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947cm" svg:height="0.616cm" svg:x="18.526cm" svg:y="7.858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8.43cm" svg:y1="8.071cm" svg:x2="19.209cm" svg:y2="8.473cm">
          <text:p/>
        </draw:line>
        <draw:line draw:style-name="gr12" draw:text-style-name="P1" draw:layer="layout" svg:x1="19.209cm" svg:y1="6.89cm" svg:x2="18.43cm" svg:y2="7.301cm">
          <text:p/>
        </draw:line>
        <draw:custom-shape draw:style-name="gr9" draw:text-style-name="P6" draw:layer="layout" svg:width="0.348cm" svg:height="0.35cm" svg:x="10.997cm" svg:y="9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397cm" svg:height="0.889cm" svg:x="0.494cm" svg:y="10.688cm">
          <text:p text:style-name="P4">V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397cm" svg:height="0.889cm" svg:x="1.294cm" svg:y="8.088cm">
          <text:p text:style-name="P4">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397cm" svg:height="0.889cm" svg:x="4.694cm" svg:y="10.088cm">
          <text:p text:style-name="P4">R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397cm" svg:height="0.889cm" svg:x="6.494cm" svg:y="8.088cm">
          <text:p text:style-name="P4">in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671cm" svg:height="0.889cm" svg:x="8.62cm" svg:y="11.888cm">
          <text:p text:style-name="P4">R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397cm" svg:height="0.889cm" svg:x="11.994cm" svg:y="14.288cm">
          <text:p text:style-name="P4">C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397cm" svg:height="0.889cm" svg:x="16.194cm" svg:y="14.288cm">
          <text:p text:style-name="P4">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397cm" svg:height="0.889cm" svg:x="14.094cm" svg:y="9.888cm">
          <text:p text:style-name="P4">e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397cm" svg:height="0.889cm" svg:x="14.094cm" svg:y="7.988cm">
          <text:p text:style-name="P4">Co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1.644cm" svg:height="0.889cm" svg:x="8.747cm" svg:y="3.888cm">
          <text:p text:style-name="P4">R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397cm" svg:height="0.889cm" svg:x="13.894cm" svg:y="3.888cm">
          <text:p text:style-name="P4">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6cm" svg:height="0.889cm" svg:x="17.891cm" svg:y="4.888cm">
          <text:p text:style-name="P4">emi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397cm" svg:height="0.889cm" svg:x="20.894cm" svg:y="8.288cm">
          <text:p text:style-name="P4">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397cm" svg:height="0.889cm" svg:x="21.494cm" svg:y="10.788cm">
          <text:p text:style-name="P4">V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397cm" svg:height="0.889cm" svg:x="26.894cm" svg:y="7.788cm">
          <text:p text:style-name="P4">V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397cm" svg:height="0.889cm" svg:x="13.994cm" svg:y="16.088cm">
          <text:p text:style-name="P4">G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04cm" svg:height="0.889cm" svg:x="11.287cm" svg:y="8.088cm">
          <text:p text:style-name="P4">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1.906cm" svg:height="0.889cm" svg:x="20.685cm" svg:y="12.888cm">
          <text:p text:style-name="P4">R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397cm" svg:height="0.889cm" svg:x="16.394cm" svg:y="2.288cm">
          <text:p text:style-name="P4">v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3:32:34.901948852</meta:creation-date>
    <dc:date>2021-05-22T16:51:15.431331719</dc:date>
    <meta:editing-duration>PT47M14S</meta:editing-duration>
    <meta:editing-cycles>4</meta:editing-cycles>
    <meta:generator>LibreOffice/6.4.6.2$Linux_X86_64 LibreOffice_project/40$Build-2</meta:generator>
    <meta:document-statistic meta:object-count="158"/>
  </office:meta>
</office:document-meta>
</file>